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3" table:default-cell-style-name="Default"/>
        <table:table-row table:style-name="ro1" table:number-rows-repeated="7">
          <table:table-cell table:number-columns-repeated="13"/>
        </table:table-row>
        <table:table-row table:style-name="ro1">
          <table:table-cell/>
          <table:table-cell table:style-name="ce3"/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Enero</text:p>
          </table:table-cell>
          <table:table-cell office:value-type="string" calcext:value-type="string">
            <text:p>Febrero</text:p>
          </table:table-cell>
          <table:table-cell office:value-type="string" calcext:value-type="string">
            <text:p>Marzo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Mayo</text:p>
          </table:table-cell>
          <table:table-cell office:value-type="string" calcext:value-type="string">
            <text:p>Junio</text:p>
          </table:table-cell>
          <table:table-cell office:value-type="string" calcext:value-type="string">
            <text:p>Julio</text:p>
          </table:table-cell>
          <table:table-cell office:value-type="string" calcext:value-type="string">
            <text:p>Agosto</text:p>
          </table:table-cell>
          <table:table-cell office:value-type="string" calcext:value-type="string">
            <text:p>Septiembre</text:p>
          </table:table-cell>
          <table:table-cell office:value-type="string" calcext:value-type="string">
            <text:p>Octubre</text:p>
          </table:table-cell>
          <table:table-cell office:value-type="string" calcext:value-type="string">
            <text:p>Noviembre</text:p>
          </table:table-cell>
          <table:table-cell office:value-type="string" calcext:value-type="string">
            <text:p>Diciembre</text:p>
          </table:table-cell>
        </table:table-row>
        <table:table-row table:style-name="ro1">
          <table:table-cell office:value-type="string" calcext:value-type="string">
            <text:p>Aportación</text:p>
          </table:table-cell>
          <table:table-cell office:value-type="float" office:value="6000" calcext:value-type="float">
            <text:p>60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Préstamo</text:p>
          </table:table-cell>
          <table:table-cell office:value-type="float" office:value="15000" calcext:value-type="float">
            <text:p>15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entas</text:p>
          </table:table-cell>
          <table:table-cell table:number-columns-repeated="12" office:value-type="float" office:value="46110" calcext:value-type="float">
            <text:p>46110</text:p>
          </table:table-cell>
        </table:table-row>
        <table:table-row table:style-name="ro1">
          <table:table-cell office:value-type="string" calcext:value-type="string">
            <text:p>SUM COBROS</text:p>
          </table:table-cell>
          <table:table-cell table:formula="of:=SUM([.B12:.B14])" office:value-type="float" office:value="67110" calcext:value-type="float">
            <text:p>67110</text:p>
          </table:table-cell>
          <table:table-cell table:formula="of:=SUM([.C12:.C14])" office:value-type="float" office:value="46110" calcext:value-type="float">
            <text:p>46110</text:p>
          </table:table-cell>
          <table:table-cell table:formula="of:=SUM([.D12:.D14])" office:value-type="float" office:value="46110" calcext:value-type="float">
            <text:p>46110</text:p>
          </table:table-cell>
          <table:table-cell table:formula="of:=SUM([.E12:.E14])" office:value-type="float" office:value="46110" calcext:value-type="float">
            <text:p>46110</text:p>
          </table:table-cell>
          <table:table-cell table:formula="of:=SUM([.F12:.F14])" office:value-type="float" office:value="46110" calcext:value-type="float">
            <text:p>46110</text:p>
          </table:table-cell>
          <table:table-cell table:formula="of:=SUM([.G12:.G14])" office:value-type="float" office:value="46110" calcext:value-type="float">
            <text:p>46110</text:p>
          </table:table-cell>
          <table:table-cell table:formula="of:=SUM([.H12:.H14])" office:value-type="float" office:value="46110" calcext:value-type="float">
            <text:p>46110</text:p>
          </table:table-cell>
          <table:table-cell table:formula="of:=SUM([.I12:.I14])" office:value-type="float" office:value="46110" calcext:value-type="float">
            <text:p>46110</text:p>
          </table:table-cell>
          <table:table-cell table:formula="of:=SUM([.J12:.J14])" office:value-type="float" office:value="46110" calcext:value-type="float">
            <text:p>46110</text:p>
          </table:table-cell>
          <table:table-cell table:formula="of:=SUM([.K12:.K14])" office:value-type="float" office:value="46110" calcext:value-type="float">
            <text:p>46110</text:p>
          </table:table-cell>
          <table:table-cell table:formula="of:=SUM([.L12:.L14])" office:value-type="float" office:value="46110" calcext:value-type="float">
            <text:p>46110</text:p>
          </table:table-cell>
          <table:table-cell table:formula="of:=SUM([.M12:.M14])" office:value-type="float" office:value="46110" calcext:value-type="float">
            <text:p>46110</text:p>
          </table:table-cell>
        </table:table-row>
        <table:table-row table:style-name="ro1">
          <table:table-cell office:value-type="string" calcext:value-type="string">
            <text:p>Dev préstamo</text:p>
          </table:table-cell>
          <table:table-cell table:number-columns-repeated="12" office:value-type="float" office:value="281.77" calcext:value-type="float">
            <text:p>281,77</text:p>
          </table:table-cell>
        </table:table-row>
        <table:table-row table:style-name="ro1">
          <table:table-cell office:value-type="string" calcext:value-type="string">
            <text:p>Alquiler</text:p>
          </table:table-cell>
          <table:table-cell table:number-columns-repeated="12"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Mobiliario</text:p>
          </table:table-cell>
          <table:table-cell office:value-type="float" office:value="872" calcext:value-type="float">
            <text:p>872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Facturas</text:p>
          </table:table-cell>
          <table:table-cell table:number-columns-repeated="1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Materiales</text:p>
          </table:table-cell>
          <table:table-cell table:number-columns-repeated="12" office:value-type="float" office:value="41650" calcext:value-type="float">
            <text:p>41650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float" office:value="600" calcext:value-type="float">
            <text:p>6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rramientas</text:p>
          </table:table-cell>
          <table:table-cell office:value-type="float" office:value="683.97" calcext:value-type="float">
            <text:p>683,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g web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guro</text:p>
          </table:table-cell>
          <table:table-cell office:value-type="float" office:value="500" calcext:value-type="float">
            <text:p>5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S</text:p>
          </table:table-cell>
          <table:table-cell table:number-columns-repeated="12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tock inicial</text:p>
          </table:table-cell>
          <table:table-cell office:value-type="float" office:value="12500" calcext:value-type="float">
            <text:p>125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M PAGOS</text:p>
          </table:table-cell>
          <table:table-cell table:formula="of:=SUM([.B16:.B26])" office:value-type="float" office:value="57987.74" calcext:value-type="float">
            <text:p>57987,74</text:p>
          </table:table-cell>
          <table:table-cell table:formula="of:=SUM([.C16:.C26])" office:value-type="float" office:value="42731.77" calcext:value-type="float">
            <text:p>42731,77</text:p>
          </table:table-cell>
          <table:table-cell table:formula="of:=SUM([.D16:.D26])" office:value-type="float" office:value="42731.77" calcext:value-type="float">
            <text:p>42731,77</text:p>
          </table:table-cell>
          <table:table-cell table:formula="of:=SUM([.E16:.E26])" office:value-type="float" office:value="42731.77" calcext:value-type="float">
            <text:p>42731,77</text:p>
          </table:table-cell>
          <table:table-cell table:formula="of:=SUM([.F16:.F26])" office:value-type="float" office:value="42731.77" calcext:value-type="float">
            <text:p>42731,77</text:p>
          </table:table-cell>
          <table:table-cell table:formula="of:=SUM([.G16:.G26])" office:value-type="float" office:value="42731.77" calcext:value-type="float">
            <text:p>42731,77</text:p>
          </table:table-cell>
          <table:table-cell table:formula="of:=SUM([.H16:.H26])" office:value-type="float" office:value="42731.77" calcext:value-type="float">
            <text:p>42731,77</text:p>
          </table:table-cell>
          <table:table-cell table:formula="of:=SUM([.I16:.I26])" office:value-type="float" office:value="42731.77" calcext:value-type="float">
            <text:p>42731,77</text:p>
          </table:table-cell>
          <table:table-cell table:formula="of:=SUM([.J16:.J26])" office:value-type="float" office:value="42731.77" calcext:value-type="float">
            <text:p>42731,77</text:p>
          </table:table-cell>
          <table:table-cell table:formula="of:=SUM([.K16:.K26])" office:value-type="float" office:value="42731.77" calcext:value-type="float">
            <text:p>42731,77</text:p>
          </table:table-cell>
          <table:table-cell table:formula="of:=SUM([.L16:.L26])" office:value-type="float" office:value="42731.77" calcext:value-type="float">
            <text:p>42731,77</text:p>
          </table:table-cell>
          <table:table-cell table:formula="of:=SUM([.M16:.M26])" office:value-type="float" office:value="42731.77" calcext:value-type="float">
            <text:p>42731,77</text:p>
          </table:table-cell>
        </table:table-row>
        <table:table-row table:style-name="ro1">
          <table:table-cell office:value-type="string" calcext:value-type="string">
            <text:p>DIFERENCIA</text:p>
          </table:table-cell>
          <table:table-cell table:formula="of:=[.B15]-[.B27]" office:value-type="float" office:value="9122.26" calcext:value-type="float">
            <text:p>9122,26</text:p>
          </table:table-cell>
          <table:table-cell table:formula="of:=[.C15]-[.C27]" office:value-type="float" office:value="3378.23" calcext:value-type="float">
            <text:p>3378,23</text:p>
          </table:table-cell>
          <table:table-cell table:formula="of:=[.D15]-[.D27]" office:value-type="float" office:value="3378.23" calcext:value-type="float">
            <text:p>3378,23</text:p>
          </table:table-cell>
          <table:table-cell table:formula="of:=[.E15]-[.E27]" office:value-type="float" office:value="3378.23" calcext:value-type="float">
            <text:p>3378,23</text:p>
          </table:table-cell>
          <table:table-cell table:formula="of:=[.F15]-[.F27]" office:value-type="float" office:value="3378.23" calcext:value-type="float">
            <text:p>3378,23</text:p>
          </table:table-cell>
          <table:table-cell table:formula="of:=[.G15]-[.G27]" office:value-type="float" office:value="3378.23" calcext:value-type="float">
            <text:p>3378,23</text:p>
          </table:table-cell>
          <table:table-cell table:formula="of:=[.H15]-[.H27]" office:value-type="float" office:value="3378.23" calcext:value-type="float">
            <text:p>3378,23</text:p>
          </table:table-cell>
          <table:table-cell table:formula="of:=[.I15]-[.I27]" office:value-type="float" office:value="3378.23" calcext:value-type="float">
            <text:p>3378,23</text:p>
          </table:table-cell>
          <table:table-cell table:formula="of:=[.J15]-[.J27]" office:value-type="float" office:value="3378.23" calcext:value-type="float">
            <text:p>3378,23</text:p>
          </table:table-cell>
          <table:table-cell table:formula="of:=[.K15]-[.K27]" office:value-type="float" office:value="3378.23" calcext:value-type="float">
            <text:p>3378,23</text:p>
          </table:table-cell>
          <table:table-cell table:formula="of:=[.L15]-[.L27]" office:value-type="float" office:value="3378.23" calcext:value-type="float">
            <text:p>3378,23</text:p>
          </table:table-cell>
          <table:table-cell table:formula="of:=[.M15]-[.M27]" office:value-type="float" office:value="3378.23" calcext:value-type="float">
            <text:p>3378,23</text:p>
          </table:table-cell>
        </table:table-row>
        <table:table-row table:style-name="ro1">
          <table:table-cell office:value-type="string" calcext:value-type="string">
            <text:p>ACUMULADO</text:p>
          </table:table-cell>
          <table:table-cell table:formula="of:=[.B28]" office:value-type="float" office:value="9122.26" calcext:value-type="float">
            <text:p>9122,26</text:p>
          </table:table-cell>
          <table:table-cell table:formula="of:=SUM([.B29];[.C28])" office:value-type="float" office:value="12500.49" calcext:value-type="float">
            <text:p>12500,49</text:p>
          </table:table-cell>
          <table:table-cell table:formula="of:=SUM([.C29];[.D28])" office:value-type="float" office:value="15878.72" calcext:value-type="float">
            <text:p>15878,72</text:p>
          </table:table-cell>
          <table:table-cell table:formula="of:=SUM([.D29];[.E28])" office:value-type="float" office:value="19256.95" calcext:value-type="float">
            <text:p>19256,95</text:p>
          </table:table-cell>
          <table:table-cell table:formula="of:=SUM([.E29];[.F28])" office:value-type="float" office:value="22635.18" calcext:value-type="float">
            <text:p>22635,18</text:p>
          </table:table-cell>
          <table:table-cell table:formula="of:=SUM([.F29];[.G28])" office:value-type="float" office:value="26013.41" calcext:value-type="float">
            <text:p>26013,41</text:p>
          </table:table-cell>
          <table:table-cell table:formula="of:=SUM([.G29];[.H28])" office:value-type="float" office:value="29391.64" calcext:value-type="float">
            <text:p>29391,64</text:p>
          </table:table-cell>
          <table:table-cell table:formula="of:=SUM([.H29];[.I28])" office:value-type="float" office:value="32769.87" calcext:value-type="float">
            <text:p>32769,87</text:p>
          </table:table-cell>
          <table:table-cell table:formula="of:=SUM([.I29];[.J28])" office:value-type="float" office:value="36148.1" calcext:value-type="float">
            <text:p>36148,1</text:p>
          </table:table-cell>
          <table:table-cell table:formula="of:=SUM([.J29];[.K28])" office:value-type="float" office:value="39526.33" calcext:value-type="float">
            <text:p>39526,33</text:p>
          </table:table-cell>
          <table:table-cell table:formula="of:=SUM([.K29];[.L28])" office:value-type="float" office:value="42904.56" calcext:value-type="float">
            <text:p>42904,56</text:p>
          </table:table-cell>
          <table:table-cell table:formula="of:=SUM([.L29];[.M28])" office:value-type="float" office:value="46282.79" calcext:value-type="float">
            <text:p>46282,79</text:p>
          </table:table-cell>
        </table:table-row>
        <table:table-row table:style-name="ro1" table:number-rows-repeated="10">
          <table:table-cell table:number-columns-repeated="13"/>
        </table:table-row>
        <table:table-row table:style-name="ro1">
          <table:table-cell office:value-type="string" calcext:value-type="string">
            <text:p>Estimación: 83 unidades al mes y faltan 4 para llegar a las 1000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5 de 300, 20 de 400, 15 de 500, 10 de 600, 5 de 700, 5 de 900 y 3 de 1100</text:p>
          </table:table-cell>
          <table:table-cell table:number-columns-repeated="2"/>
          <table:table-cell office:value-type="string" calcext:value-type="string">
            <text:p>, 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 style:data-style-name="N2" text:time-value="09:32:28.20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6T08:45:34.258000000</meta:creation-date>
    <dc:date>2022-02-17T10:39:29.984000000</dc:date>
    <meta:editing-duration>PT1H22M4S</meta:editing-duration>
    <meta:editing-cycles>8</meta:editing-cycles>
    <meta:generator>LibreOffice/7.1.6.2$Windows_X86_64 LibreOffice_project/0e133318fcee89abacd6a7d077e292f1145735c3</meta:generator>
    <meta:document-statistic meta:table-count="1" meta:cell-count="161" meta:object-count="0"/>
  </office:meta>
</office:document-meta>
</file>